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D67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4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1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1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11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11">Guerrier</text:p>
          </table:table-cell>
          <table:table-cell table:style-name="Tableau1.D2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1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8">Mamie</text:p>
          </table:table-cell>
          <table:table-cell table:style-name="Tableau1.D2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67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67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11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67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16</meta:editing-cycles>
    <meta:editing-duration>PT6H27M35S</meta:editing-duration>
    <dc:date>2019-11-19T11:39:06.229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